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rsid="001ee8b8" officeooo:paragraph-rsid="001ee8b8" style:font-size-asian="10pt" style:font-style-asian="italic" style:font-size-complex="10pt" style:font-style-complex="italic"/>
    </style:style>
    <style:style style:name="P2" style:family="paragraph" style:parent-style-name="Standard">
      <style:text-properties officeooo:rsid="001ee8b8" officeooo:paragraph-rsid="001ee8b8"/>
    </style:style>
    <style:style style:name="P3" style:family="paragraph" style:parent-style-name="Standard">
      <style:text-properties fo:font-weight="bold" officeooo:rsid="001ee8b8" officeooo:paragraph-rsid="001ee8b8" style:font-weight-asian="bold" style:font-weight-complex="bold"/>
    </style:style>
    <style:style style:name="P4" style:family="paragraph" style:parent-style-name="Standard">
      <style:text-properties fo:font-weight="bold" officeooo:rsid="0020efef" officeooo:paragraph-rsid="0020efef" style:font-weight-asian="bold" style:font-weight-complex="bold"/>
    </style:style>
    <style:style style:name="P5" style:family="paragraph" style:parent-style-name="Standard">
      <style:text-properties officeooo:rsid="0020efef" officeooo:paragraph-rsid="0020efef"/>
    </style:style>
    <style:style style:name="P6" style:family="paragraph" style:parent-style-name="Standard">
      <style:text-properties officeooo:rsid="0020efef" officeooo:paragraph-rsid="0020efef"/>
    </style:style>
    <style:style style:name="P7" style:family="paragraph" style:parent-style-name="Standard">
      <style:text-properties officeooo:rsid="0023156d" officeooo:paragraph-rsid="0023156d"/>
    </style:style>
    <style:style style:name="P8" style:family="paragraph" style:parent-style-name="Standard">
      <style:text-properties fo:font-weight="bold" officeooo:rsid="0023156d" officeooo:paragraph-rsid="0023156d" style:font-weight-asian="bold" style:font-weight-complex="bold"/>
    </style:style>
    <style:style style:name="T1" style:family="text">
      <style:text-properties officeooo:rsid="0020efef"/>
    </style:style>
    <style:style style:name="T2" style:family="text">
      <style:text-properties fo:font-style="italic" officeooo:rsid="0020efef" style:font-style-asian="italic" style:font-style-complex="italic"/>
    </style:style>
    <style:style style:name="T3" style:family="text">
      <style:text-properties fo:font-style="italic" fo:font-weight="bold" officeooo:rsid="0020efef" style:font-style-asian="italic" style:font-weight-asian="bold" style:font-style-complex="italic" style:font-weight-complex="bold"/>
    </style:style>
    <style:style style:name="T4" style:family="text">
      <style:text-properties officeooo:rsid="00231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- Descargar los 8 primeros ficheros de proteínas anotadas.</text:p>
      <text:p text:style-name="P2"/>
      <text:p text:style-name="P2"><text:tab/><text:span text:style-name="T1">1.1.- Se genera un </text:span><text:span text:style-name="T3">archivo, con vi, “protfiles.txt” que contiene las ftp’s a descargar</text:span><text:span text:style-name="T2">.</text:span></text:p>
      <text:p text:style-name="P2"><text:tab/><text:span text:style-name="T1">1.2.- Se utiliza: </text:span><text:span text:style-name="T3">wget -i protfiles.txt</text:span></text:p>
      <text:p text:style-name="P2"><text:tab/><text:span text:style-name="T1">1.3.- Se comprueba que se han descargado.</text:span></text:p>
      <text:p text:style-name="P2"><text:tab/><text:span text:style-name="T1">1.4.- Se descomprimen los archivos con: </text:span><text:span text:style-name="T3">for x in *.gz; do gunzip $x; done</text:span></text:p>
      <text:p text:style-name="P2"><text:tab/><text:span text:style-name="T1">1.5.- Se comprueba que se han <text:s/>descomprimido.</text:span></text:p>
      <text:p text:style-name="P2"/>
      <text:p text:style-name="P4">2.- Programa en Python.</text:p>
      <text:p text:style-name="P5"/>
      <text:p text:style-name="P5"><text:tab/><text:span text:style-name="T4">Ejercicio_BIGDATA.py</text:span></text:p>
      <text:p text:style-name="P5"><text:tab/><text:span text:style-name="T4">No tiene excepciones...pero parece que funciona.</text:span></text:p>
      <text:p text:style-name="P5"/>
      <text:p text:style-name="P8">3.- BLAST.</text:p>
      <text:p text:style-name="P7"/>
      <text:p text:style-name="P7"><text:tab/>Estoy en ello..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1ee8b8" officeooo:paragraph-rsid="001ee8b8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ablo Paso, Francisco Marín<text:tab/><text:tab/>TRABAJO BIG DATA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1:31:36.476627636</meta:creation-date>
    <dc:date>2017-02-22T13:49:46.184475076</dc:date>
    <meta:editing-duration>PT13M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80" meta:character-count="515" meta:non-whitespace-character-count="437"/>
  </office:meta>
</office:document-meta>
</file>